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text-properties fo:font-size="10pt" officeooo:paragraph-rsid="01166255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2" style:family="text">
      <style:text-properties officeooo:rsid="01867c7c"/>
    </style:style>
    <style:style style:name="T13" style:family="text">
      <style:text-properties officeooo:rsid="06fb2665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6fc0c77"/>
    </style:style>
    <style:style style:name="T16" style:family="text">
      <style:text-properties officeooo:rsid="070a934d"/>
    </style:style>
    <style:style style:name="T17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4"><draw:custom-shape text:anchor-type="paragraph" draw:z-index="0" draw:name="Shape1" draw:style-name="gr1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= <text:span text:style-name="T12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3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text:span text:style-name="T9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5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5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text:span text:style-name="T9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3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 <text:s text:c="2"/><text:span text:style-name="T6"><text:user-field-get text:name="py3o.o.company_id.hr_head_id.name">hr_head</text:user-field-get></text:span></text:p>
            <text:p text:style-name="P62">တာဝန်<text:span text:style-name="T6"> <text:s text:c="2"/></text:span><text:span text:style-name="T6"><text:user-field-get text:name="py3o.o.company_id.hr_head_id.job_id.name">hr_head_job_name</text:user-field-get></text:span></text:p>
            <text:p text:style-name="P61">နိုင်ငံသားစိစစ်ရေးကတ်ပြားအမှတ်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16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4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1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59:03.258000000</dc:date>
    <meta:editing-duration>P1DT8H28M56S</meta:editing-duration>
    <meta:editing-cycles>842</meta:editing-cycles>
    <meta:document-statistic meta:table-count="9" meta:image-count="0" meta:object-count="0" meta:page-count="3" meta:paragraph-count="128" meta:word-count="389" meta:character-count="2407" meta:non-whitespace-character-count="2137"/>
  </office:meta>
</office:document-meta>
</file>